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9" style:family="table">
      <style:table-properties style:width="17cm" table:align="left"/>
    </style:style>
    <style:style style:name="Table19.A" style:family="table-column">
      <style:table-column-properties style:column-width="17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17cm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17cm" table:align="left"/>
    </style:style>
    <style:style style:name="Table21.A" style:family="table-column">
      <style:table-column-properties style:column-width="17cm"/>
    </style:style>
    <style:style style:name="Table21.A1" style:family="table-cell">
      <style:table-cell-properties style:vertical-align="middl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4.122cm"/>
    </style:style>
    <style:style style:name="Table22.B" style:family="table-column">
      <style:table-column-properties style:column-width="12.87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3.002cm" table:align="left"/>
    </style:style>
    <style:style style:name="Table23.A" style:family="table-column">
      <style:table-column-properties style:column-width="6.175cm"/>
    </style:style>
    <style:style style:name="Table23.B" style:family="table-column">
      <style:table-column-properties style:column-width="6.826cm"/>
    </style:style>
    <style:style style:name="Table23.A1" style:family="table-cell">
      <style:table-cell-properties style:vertical-align="middle" fo:padding="0.049cm" fo:border="none"/>
    </style:style>
    <style:style style:name="Table23.B1" style:family="table-cell">
      <style:table-cell-properties fo:padding="0.049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17cm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17cm" table:align="left"/>
    </style:style>
    <style:style style:name="Table21.A" style:family="table-column">
      <style:table-column-properties style:column-width="17cm"/>
    </style:style>
    <style:style style:name="Table21.A1" style:family="table-cell">
      <style:table-cell-properties style:vertical-align="middl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4.122cm"/>
    </style:style>
    <style:style style:name="Table22.B" style:family="table-column">
      <style:table-column-properties style:column-width="12.87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3.002cm" table:align="left"/>
    </style:style>
    <style:style style:name="Table23.A" style:family="table-column">
      <style:table-column-properties style:column-width="6.175cm"/>
    </style:style>
    <style:style style:name="Table23.B" style:family="table-column">
      <style:table-column-properties style:column-width="6.826cm"/>
    </style:style>
    <style:style style:name="Table23.A1" style:family="table-cell">
      <style:table-cell-properties style:vertical-align="middle" fo:padding="0.049cm" fo:border="none"/>
    </style:style>
    <style:style style:name="Table23.B1" style:family="table-cell">
      <style:table-cell-properties fo:padding="0.049cm" fo:border="none"/>
    </style:style>
    <style:style style:name="Table21" style:family="table">
      <style:table-properties style:width="17cm" table:align="left"/>
    </style:style>
    <style:style style:name="Table21.A" style:family="table-column">
      <style:table-column-properties style:column-width="17cm"/>
    </style:style>
    <style:style style:name="Table21.A1" style:family="table-cell">
      <style:table-cell-properties style:vertical-align="middl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4.122cm"/>
    </style:style>
    <style:style style:name="Table22.B" style:family="table-column">
      <style:table-column-properties style:column-width="12.87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3.002cm" table:align="left"/>
    </style:style>
    <style:style style:name="Table23.A" style:family="table-column">
      <style:table-column-properties style:column-width="6.175cm"/>
    </style:style>
    <style:style style:name="Table23.B" style:family="table-column">
      <style:table-column-properties style:column-width="6.826cm"/>
    </style:style>
    <style:style style:name="Table23.A1" style:family="table-cell">
      <style:table-cell-properties style:vertical-align="middle" fo:padding="0.049cm" fo:border="none"/>
    </style:style>
    <style:style style:name="Table23.B1" style:family="table-cell">
      <style:table-cell-properties fo:padding="0.049cm" fo:border="non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4.122cm"/>
    </style:style>
    <style:style style:name="Table22.B" style:family="table-column">
      <style:table-column-properties style:column-width="12.87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3.002cm" table:align="left"/>
    </style:style>
    <style:style style:name="Table23.A" style:family="table-column">
      <style:table-column-properties style:column-width="6.175cm"/>
    </style:style>
    <style:style style:name="Table23.B" style:family="table-column">
      <style:table-column-properties style:column-width="6.826cm"/>
    </style:style>
    <style:style style:name="Table23.A1" style:family="table-cell">
      <style:table-cell-properties style:vertical-align="middle" fo:padding="0.049cm" fo:border="none"/>
    </style:style>
    <style:style style:name="Table23.B1" style:family="table-cell">
      <style:table-cell-properties fo:padding="0.049cm" fo:border="none"/>
    </style:style>
    <style:style style:name="Table9" style:family="table">
      <style:table-properties style:width="9.396cm" table:align="left"/>
    </style:style>
    <style:style style:name="Table9.A" style:family="table-column">
      <style:table-column-properties style:column-width="9.39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9.343cm" table:align="left"/>
    </style:style>
    <style:style style:name="Table10.A" style:family="table-column">
      <style:table-column-properties style:column-width="9.343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4.669cm" table:align="left"/>
    </style:style>
    <style:style style:name="Table11.A" style:family="table-column">
      <style:table-column-properties style:column-width="2.544cm"/>
    </style:style>
    <style:style style:name="Table11.B" style:family="table-column">
      <style:table-column-properties style:column-width="2.12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5.823cm" table:align="left"/>
    </style:style>
    <style:style style:name="Table12.A" style:family="table-column">
      <style:table-column-properties style:column-width="4.284cm"/>
    </style:style>
    <style:style style:name="Table12.B" style:family="table-column">
      <style:table-column-properties style:column-width="1.53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9.29cm" table:align="left"/>
    </style:style>
    <style:style style:name="Table13.A" style:family="table-column">
      <style:table-column-properties style:column-width="4.269cm"/>
    </style:style>
    <style:style style:name="Table13.B" style:family="table-column">
      <style:table-column-properties style:column-width="5.022cm"/>
    </style:style>
    <style:style style:name="Table13.A1" style:family="table-cell">
      <style:table-cell-properties style:vertical-align="middle" fo:padding="0.049cm" fo:border="none"/>
    </style:style>
    <style:style style:name="Table13.B1" style:family="table-cell">
      <style:table-cell-properties fo:padding="0.049cm" fo:border="none"/>
    </style:style>
    <style:style style:name="Table10" style:family="table">
      <style:table-properties style:width="9.343cm" table:align="left"/>
    </style:style>
    <style:style style:name="Table10.A" style:family="table-column">
      <style:table-column-properties style:column-width="9.343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4.669cm" table:align="left"/>
    </style:style>
    <style:style style:name="Table11.A" style:family="table-column">
      <style:table-column-properties style:column-width="2.544cm"/>
    </style:style>
    <style:style style:name="Table11.B" style:family="table-column">
      <style:table-column-properties style:column-width="2.12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5.823cm" table:align="left"/>
    </style:style>
    <style:style style:name="Table12.A" style:family="table-column">
      <style:table-column-properties style:column-width="4.284cm"/>
    </style:style>
    <style:style style:name="Table12.B" style:family="table-column">
      <style:table-column-properties style:column-width="1.53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9.29cm" table:align="left"/>
    </style:style>
    <style:style style:name="Table13.A" style:family="table-column">
      <style:table-column-properties style:column-width="4.269cm"/>
    </style:style>
    <style:style style:name="Table13.B" style:family="table-column">
      <style:table-column-properties style:column-width="5.022cm"/>
    </style:style>
    <style:style style:name="Table13.A1" style:family="table-cell">
      <style:table-cell-properties style:vertical-align="middle" fo:padding="0.049cm" fo:border="none"/>
    </style:style>
    <style:style style:name="Table13.B1" style:family="table-cell">
      <style:table-cell-properties fo:padding="0.049cm" fo:border="none"/>
    </style:style>
    <style:style style:name="Table11" style:family="table">
      <style:table-properties style:width="4.669cm" table:align="left"/>
    </style:style>
    <style:style style:name="Table11.A" style:family="table-column">
      <style:table-column-properties style:column-width="2.544cm"/>
    </style:style>
    <style:style style:name="Table11.B" style:family="table-column">
      <style:table-column-properties style:column-width="2.12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5.823cm" table:align="left"/>
    </style:style>
    <style:style style:name="Table12.A" style:family="table-column">
      <style:table-column-properties style:column-width="4.284cm"/>
    </style:style>
    <style:style style:name="Table12.B" style:family="table-column">
      <style:table-column-properties style:column-width="1.53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9.29cm" table:align="left"/>
    </style:style>
    <style:style style:name="Table13.A" style:family="table-column">
      <style:table-column-properties style:column-width="4.269cm"/>
    </style:style>
    <style:style style:name="Table13.B" style:family="table-column">
      <style:table-column-properties style:column-width="5.022cm"/>
    </style:style>
    <style:style style:name="Table13.A1" style:family="table-cell">
      <style:table-cell-properties style:vertical-align="middle" fo:padding="0.049cm" fo:border="none"/>
    </style:style>
    <style:style style:name="Table13.B1" style:family="table-cell">
      <style:table-cell-properties fo:padding="0.049cm" fo:border="none"/>
    </style:style>
    <style:style style:name="Table5" style:family="table">
      <style:table-properties style:width="11.344cm" table:align="left"/>
    </style:style>
    <style:style style:name="Table5.A" style:family="table-column">
      <style:table-column-properties style:column-width="11.344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11.291cm" table:align="left"/>
    </style:style>
    <style:style style:name="Table6.A" style:family="table-column">
      <style:table-column-properties style:column-width="11.291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11.238cm" table:align="left"/>
    </style:style>
    <style:style style:name="Table7.A" style:family="table-column">
      <style:table-column-properties style:column-width="6.216cm"/>
    </style:style>
    <style:style style:name="Table7.B" style:family="table-column">
      <style:table-column-properties style:column-width="5.02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9.659cm" table:align="left"/>
    </style:style>
    <style:style style:name="Table8.A" style:family="table-column">
      <style:table-column-properties style:column-width="4.637cm"/>
    </style:style>
    <style:style style:name="Table8.B" style:family="table-column">
      <style:table-column-properties style:column-width="5.022cm"/>
    </style:style>
    <style:style style:name="Table8.A1" style:family="table-cell">
      <style:table-cell-properties style:vertical-align="middle" fo:padding="0.049cm" fo:border="none"/>
    </style:style>
    <style:style style:name="Table8.B1" style:family="table-cell">
      <style:table-cell-properties fo:padding="0.049cm" fo:border="none"/>
    </style:style>
    <style:style style:name="Table6" style:family="table">
      <style:table-properties style:width="11.291cm" table:align="left"/>
    </style:style>
    <style:style style:name="Table6.A" style:family="table-column">
      <style:table-column-properties style:column-width="11.291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11.238cm" table:align="left"/>
    </style:style>
    <style:style style:name="Table7.A" style:family="table-column">
      <style:table-column-properties style:column-width="6.216cm"/>
    </style:style>
    <style:style style:name="Table7.B" style:family="table-column">
      <style:table-column-properties style:column-width="5.02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9.659cm" table:align="left"/>
    </style:style>
    <style:style style:name="Table8.A" style:family="table-column">
      <style:table-column-properties style:column-width="4.637cm"/>
    </style:style>
    <style:style style:name="Table8.B" style:family="table-column">
      <style:table-column-properties style:column-width="5.022cm"/>
    </style:style>
    <style:style style:name="Table8.A1" style:family="table-cell">
      <style:table-cell-properties style:vertical-align="middle" fo:padding="0.049cm" fo:border="none"/>
    </style:style>
    <style:style style:name="Table8.B1" style:family="table-cell">
      <style:table-cell-properties fo:padding="0.049cm" fo:border="none"/>
    </style:style>
    <style:style style:name="Table7" style:family="table">
      <style:table-properties style:width="11.238cm" table:align="left"/>
    </style:style>
    <style:style style:name="Table7.A" style:family="table-column">
      <style:table-column-properties style:column-width="6.216cm"/>
    </style:style>
    <style:style style:name="Table7.B" style:family="table-column">
      <style:table-column-properties style:column-width="5.02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9.659cm" table:align="left"/>
    </style:style>
    <style:style style:name="Table8.A" style:family="table-column">
      <style:table-column-properties style:column-width="4.637cm"/>
    </style:style>
    <style:style style:name="Table8.B" style:family="table-column">
      <style:table-column-properties style:column-width="5.022cm"/>
    </style:style>
    <style:style style:name="Table8.A1" style:family="table-cell">
      <style:table-cell-properties style:vertical-align="middle" fo:padding="0.049cm" fo:border="none"/>
    </style:style>
    <style:style style:name="Table8.B1" style:family="table-cell">
      <style:table-cell-properties fo:padding="0.049cm" fo:border="none"/>
    </style:style>
    <style:style style:name="Table1" style:family="table">
      <style:table-properties style:width="11.201cm" table:align="left"/>
    </style:style>
    <style:style style:name="Table1.A" style:family="table-column">
      <style:table-column-properties style:column-width="11.201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1.148cm" table:align="left"/>
    </style:style>
    <style:style style:name="Table2.A" style:family="table-column">
      <style:table-column-properties style:column-width="11.14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8.74cm" table:align="left"/>
    </style:style>
    <style:style style:name="Table3.A" style:family="table-column">
      <style:table-column-properties style:column-width="4.473cm"/>
    </style:style>
    <style:style style:name="Table3.B" style:family="table-column">
      <style:table-column-properties style:column-width="4.26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095cm" table:align="left"/>
    </style:style>
    <style:style style:name="Table4.A" style:family="table-column">
      <style:table-column-properties style:column-width="4.269cm"/>
    </style:style>
    <style:style style:name="Table4.B" style:family="table-column">
      <style:table-column-properties style:column-width="6.826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fo:padding="0.049cm" fo:border="none"/>
    </style:style>
    <style:style style:name="Table2" style:family="table">
      <style:table-properties style:width="11.148cm" table:align="left"/>
    </style:style>
    <style:style style:name="Table2.A" style:family="table-column">
      <style:table-column-properties style:column-width="11.14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8.74cm" table:align="left"/>
    </style:style>
    <style:style style:name="Table3.A" style:family="table-column">
      <style:table-column-properties style:column-width="4.473cm"/>
    </style:style>
    <style:style style:name="Table3.B" style:family="table-column">
      <style:table-column-properties style:column-width="4.26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095cm" table:align="left"/>
    </style:style>
    <style:style style:name="Table4.A" style:family="table-column">
      <style:table-column-properties style:column-width="4.269cm"/>
    </style:style>
    <style:style style:name="Table4.B" style:family="table-column">
      <style:table-column-properties style:column-width="6.826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fo:padding="0.049cm" fo:border="none"/>
    </style:style>
    <style:style style:name="Table3" style:family="table">
      <style:table-properties style:width="8.74cm" table:align="left"/>
    </style:style>
    <style:style style:name="Table3.A" style:family="table-column">
      <style:table-column-properties style:column-width="4.473cm"/>
    </style:style>
    <style:style style:name="Table3.B" style:family="table-column">
      <style:table-column-properties style:column-width="4.26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095cm" table:align="left"/>
    </style:style>
    <style:style style:name="Table4.A" style:family="table-column">
      <style:table-column-properties style:column-width="4.269cm"/>
    </style:style>
    <style:style style:name="Table4.B" style:family="table-column">
      <style:table-column-properties style:column-width="6.826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fo:padding="0.049cm" fo:border="none"/>
    </style:style>
    <style:style style:name="P1" style:family="paragraph" style:parent-style-name="Standard">
      <style:text-properties officeooo:paragraph-rsid="0007104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71049" officeooo:paragraph-rsid="0008d4f7"/>
    </style:style>
    <style:style style:name="P4" style:family="paragraph" style:parent-style-name="Standard">
      <style:text-properties officeooo:rsid="00071049" officeooo:paragraph-rsid="0023ad56"/>
    </style:style>
    <style:style style:name="P5" style:family="paragraph" style:parent-style-name="Standard">
      <style:text-properties officeooo:paragraph-rsid="00076cbe"/>
    </style:style>
    <style:style style:name="P6" style:family="paragraph" style:parent-style-name="Standard">
      <style:text-properties officeooo:paragraph-rsid="0008d4f7"/>
    </style:style>
    <style:style style:name="P7" style:family="paragraph" style:parent-style-name="Standard">
      <style:text-properties officeooo:rsid="000c0c75" officeooo:paragraph-rsid="000c0c75"/>
    </style:style>
    <style:style style:name="P8" style:family="paragraph" style:parent-style-name="Standard">
      <style:text-properties officeooo:rsid="000e13f4" officeooo:paragraph-rsid="000e13f4"/>
    </style:style>
    <style:style style:name="P9" style:family="paragraph" style:parent-style-name="Standard">
      <style:text-properties officeooo:rsid="000eea9b" officeooo:paragraph-rsid="000eea9b"/>
    </style:style>
    <style:style style:name="P10" style:family="paragraph" style:parent-style-name="Standard">
      <style:text-properties style:text-underline-style="none" officeooo:rsid="000c0c75" officeooo:paragraph-rsid="000c0c75"/>
    </style:style>
    <style:style style:name="P11" style:family="paragraph" style:parent-style-name="Standard">
      <style:text-properties fo:font-weight="bold" officeooo:rsid="001ea5c5" officeooo:paragraph-rsid="001ea5c5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2de8d1" officeooo:paragraph-rsid="002de8d1" style:font-weight-asian="bold" style:font-weight-complex="bold"/>
    </style:style>
    <style:style style:name="P13" style:family="paragraph" style:parent-style-name="Standard">
      <style:text-properties fo:font-weight="bold" officeooo:rsid="00053a84" officeooo:paragraph-rsid="002bddf8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1b0693" officeooo:paragraph-rsid="002bddf8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2ab05a" officeooo:paragraph-rsid="002ab05a" style:font-weight-asian="bold" style:font-weight-complex="bold"/>
    </style:style>
    <style:style style:name="P16" style:family="paragraph" style:parent-style-name="Table_20_Contents">
      <style:text-properties fo:font-weight="bold"/>
    </style:style>
    <style:style style:name="P17" style:family="paragraph" style:parent-style-name="Standard">
      <style:text-properties officeooo:rsid="00053a84" officeooo:paragraph-rsid="00191f6d"/>
    </style:style>
    <style:style style:name="P18" style:family="paragraph" style:parent-style-name="Standard">
      <style:text-properties officeooo:rsid="00053a84" officeooo:paragraph-rsid="00053a84"/>
    </style:style>
    <style:style style:name="P19" style:family="paragraph" style:parent-style-name="Standard">
      <style:text-properties officeooo:rsid="00053a84" officeooo:paragraph-rsid="002bddf8"/>
    </style:style>
    <style:style style:name="P20" style:family="paragraph" style:parent-style-name="Standard">
      <style:text-properties officeooo:paragraph-rsid="00191f6d"/>
    </style:style>
    <style:style style:name="P21" style:family="paragraph" style:parent-style-name="Standard">
      <style:text-properties officeooo:paragraph-rsid="00243a42"/>
    </style:style>
    <style:style style:name="P22" style:family="paragraph" style:parent-style-name="Standard">
      <style:text-properties officeooo:paragraph-rsid="000e13f4"/>
    </style:style>
    <style:style style:name="P23" style:family="paragraph" style:parent-style-name="Standard">
      <style:text-properties officeooo:rsid="00235552" officeooo:paragraph-rsid="00235552"/>
    </style:style>
    <style:style style:name="P24" style:family="paragraph" style:parent-style-name="Standard">
      <style:text-properties officeooo:rsid="002ab05a" officeooo:paragraph-rsid="002ab05a"/>
    </style:style>
    <style:style style:name="P25" style:family="paragraph" style:parent-style-name="Standard">
      <style:text-properties fo:font-weight="normal" officeooo:rsid="002ab05a" officeooo:paragraph-rsid="002ab05a" style:font-weight-asian="normal" style:font-weight-complex="normal"/>
    </style:style>
    <style:style style:name="P26" style:family="paragraph" style:parent-style-name="Standard">
      <style:text-properties fo:font-weight="normal" officeooo:rsid="002ab05a" officeooo:paragraph-rsid="002bddf8" style:font-weight-asian="normal" style:font-weight-complex="normal"/>
    </style:style>
    <style:style style:name="P27" style:family="paragraph" style:parent-style-name="Standard">
      <style:text-properties fo:font-size="11pt" style:font-size-asian="11pt" style:font-size-complex="11pt"/>
    </style:style>
    <style:style style:name="P28" style:family="paragraph" style:parent-style-name="Standard">
      <style:paragraph-properties fo:break-before="page"/>
      <style:text-properties officeooo:rsid="00191f6d" officeooo:paragraph-rsid="002ab05a"/>
    </style:style>
    <style:style style:name="P29" style:family="paragraph" style:parent-style-name="Standard">
      <style:text-properties officeooo:rsid="00191f6d" officeooo:paragraph-rsid="002ab05a"/>
    </style:style>
    <style:style style:name="P30" style:family="paragraph" style:parent-style-name="Standard">
      <style:text-properties officeooo:rsid="001b0693" officeooo:paragraph-rsid="002bddf8"/>
    </style:style>
    <style:style style:name="P31" style:family="paragraph" style:parent-style-name="Standard">
      <style:text-properties officeooo:paragraph-rsid="002052e9"/>
    </style:style>
    <style:style style:name="P32" style:family="paragraph" style:parent-style-name="Standard">
      <style:text-properties officeooo:paragraph-rsid="002bddf8"/>
    </style:style>
    <style:style style:name="P33" style:family="paragraph" style:parent-style-name="Standard">
      <style:text-properties officeooo:rsid="0004d342" officeooo:paragraph-rsid="00191f6d"/>
    </style:style>
    <style:style style:name="P34" style:family="paragraph" style:parent-style-name="Table_20_Contents">
      <style:text-properties officeooo:paragraph-rsid="00125e28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Table_20_Contents">
      <style:text-properties fo:font-style="italic"/>
    </style:style>
    <style:style style:name="P39" style:family="paragraph" style:parent-style-name="Standard">
      <style:text-properties officeooo:rsid="002bddf8" officeooo:paragraph-rsid="002bddf8"/>
    </style:style>
    <style:style style:name="P40" style:family="paragraph" style:parent-style-name="Standard" style:list-style-name="L1">
      <style:text-properties officeooo:paragraph-rsid="00110a7f"/>
    </style:style>
    <style:style style:name="P41" style:family="paragraph" style:parent-style-name="Standard" style:list-style-name="L1">
      <style:text-properties officeooo:rsid="000e5f9b" officeooo:paragraph-rsid="0015d250"/>
    </style:style>
    <style:style style:name="P42" style:family="paragraph" style:parent-style-name="Standard" style:list-style-name="L2">
      <style:text-properties officeooo:paragraph-rsid="00243a42"/>
    </style:style>
    <style:style style:name="P43" style:family="paragraph" style:parent-style-name="Standard" style:list-style-name="L2">
      <style:text-properties officeooo:rsid="000eea9b" officeooo:paragraph-rsid="00105511"/>
    </style:style>
    <style:style style:name="P44" style:family="paragraph" style:parent-style-name="Standard" style:list-style-name="L2">
      <style:text-properties officeooo:rsid="0012b9db" officeooo:paragraph-rsid="0012b9db"/>
    </style:style>
    <style:style style:name="P45" style:family="paragraph" style:parent-style-name="Standard" style:list-style-name="L3">
      <style:text-properties officeooo:paragraph-rsid="001ea5c5"/>
    </style:style>
    <style:style style:name="P46" style:family="paragraph" style:parent-style-name="Standard" style:list-style-name="L3">
      <style:text-properties officeooo:paragraph-rsid="002c6085"/>
    </style:style>
    <style:style style:name="P47" style:family="paragraph" style:parent-style-name="Standard" style:list-style-name="L3">
      <style:text-properties officeooo:paragraph-rsid="001fe219"/>
    </style:style>
    <style:style style:name="P48" style:family="paragraph" style:parent-style-name="Standard" style:list-style-name="L3">
      <style:text-properties officeooo:rsid="002c6085" officeooo:paragraph-rsid="002c6085"/>
    </style:style>
    <style:style style:name="P49" style:family="paragraph" style:parent-style-name="Standard" style:list-style-name="L3">
      <style:text-properties officeooo:rsid="001c95a1" officeooo:paragraph-rsid="002c6085"/>
    </style:style>
    <style:style style:name="P50" style:family="paragraph" style:parent-style-name="Standard" style:list-style-name="L3">
      <style:text-properties officeooo:rsid="0025eb8c" officeooo:paragraph-rsid="0025eb8c"/>
    </style:style>
    <style:style style:name="P51" style:family="paragraph" style:parent-style-name="Standard" style:list-style-name="L3">
      <style:text-properties officeooo:rsid="001fe219" officeooo:paragraph-rsid="001fe219"/>
    </style:style>
    <style:style style:name="P52" style:family="paragraph" style:parent-style-name="Standard" style:list-style-name="L4">
      <style:text-properties officeooo:paragraph-rsid="00191f6d"/>
    </style:style>
    <style:style style:name="P53" style:family="paragraph" style:parent-style-name="Standard" style:list-style-name="L4">
      <style:text-properties officeooo:rsid="0004d342" officeooo:paragraph-rsid="00191f6d"/>
    </style:style>
    <style:style style:name="P54" style:family="paragraph" style:parent-style-name="Standard" style:list-style-name="L4">
      <style:text-properties officeooo:rsid="00053a84" officeooo:paragraph-rsid="00191f6d"/>
    </style:style>
    <style:style style:name="P55" style:family="paragraph" style:parent-style-name="Table_20_Contents" style:list-style-name="L1">
      <style:text-properties officeooo:paragraph-rsid="00105511"/>
    </style:style>
    <style:style style:name="P56" style:family="paragraph" style:parent-style-name="Table_20_Contents" style:list-style-name="L1">
      <style:text-properties officeooo:rsid="000e5f9b" officeooo:paragraph-rsid="00105511"/>
    </style:style>
    <style:style style:name="P57" style:family="paragraph" style:parent-style-name="Table_20_Contents" style:list-style-name="L2">
      <style:text-properties officeooo:rsid="000e5f9b" officeooo:paragraph-rsid="00105511"/>
    </style:style>
    <style:style style:name="P58" style:family="paragraph" style:parent-style-name="Table_20_Contents" style:list-style-name="L1">
      <style:text-properties officeooo:rsid="000eea9b" officeooo:paragraph-rsid="00105511"/>
    </style:style>
    <style:style style:name="P59" style:family="paragraph" style:parent-style-name="Table_20_Contents" style:list-style-name="L2">
      <style:text-properties officeooo:paragraph-rsid="00125e28"/>
    </style:style>
    <style:style style:name="P60" style:family="paragraph" style:parent-style-name="Table_20_Contents" style:list-style-name="L2">
      <style:text-properties officeooo:rsid="00110a7f" officeooo:paragraph-rsid="00110a7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d342" style:font-weight-asian="bold" style:font-weight-complex="bold"/>
    </style:style>
    <style:style style:name="T4" style:family="text">
      <style:text-properties fo:font-weight="bold" officeooo:rsid="00217575" style:font-weight-asian="bold" style:font-weight-complex="bold"/>
    </style:style>
    <style:style style:name="T5" style:family="text">
      <style:text-properties fo:font-weight="bold" officeooo:rsid="00071049" style:font-weight-asian="bold" style:font-weight-complex="bold"/>
    </style:style>
    <style:style style:name="T6" style:family="text">
      <style:text-properties fo:font-weight="bold" officeooo:rsid="00179145" style:font-weight-asian="bold" style:font-weight-complex="bold"/>
    </style:style>
    <style:style style:name="T7" style:family="text">
      <style:text-properties fo:font-weight="bold" officeooo:rsid="00191f6d" style:font-weight-asian="bold" style:font-weight-complex="bold"/>
    </style:style>
    <style:style style:name="T8" style:family="text">
      <style:text-properties fo:font-weight="bold" officeooo:rsid="001ea5c5" style:font-weight-asian="bold" style:font-weight-complex="bold"/>
    </style:style>
    <style:style style:name="T9" style:family="text">
      <style:text-properties fo:font-weight="bold" officeooo:rsid="00243a42" style:font-weight-asian="bold" style:font-weight-complex="bold"/>
    </style:style>
    <style:style style:name="T10" style:family="text">
      <style:text-properties officeooo:rsid="00076cbe"/>
    </style:style>
    <style:style style:name="T11" style:family="text">
      <style:text-properties officeooo:rsid="0008d4f7"/>
    </style:style>
    <style:style style:name="T12" style:family="text">
      <style:text-properties officeooo:rsid="000a3ce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e0707"/>
    </style:style>
    <style:style style:name="T15" style:family="text">
      <style:text-properties officeooo:rsid="000e0707"/>
    </style:style>
    <style:style style:name="T16" style:family="text">
      <style:text-properties officeooo:rsid="000e13f4"/>
    </style:style>
    <style:style style:name="T17" style:family="text">
      <style:text-properties officeooo:rsid="000e5f9b"/>
    </style:style>
    <style:style style:name="T18" style:family="text">
      <style:text-properties officeooo:rsid="000eea9b"/>
    </style:style>
    <style:style style:name="T19" style:family="text">
      <style:text-properties officeooo:rsid="00105511"/>
    </style:style>
    <style:style style:name="T20" style:family="text">
      <style:text-properties officeooo:rsid="00125e28"/>
    </style:style>
    <style:style style:name="T21" style:family="text">
      <style:text-properties officeooo:rsid="0012b9db"/>
    </style:style>
    <style:style style:name="T22" style:family="text">
      <style:text-properties officeooo:rsid="00146395"/>
    </style:style>
    <style:style style:name="T23" style:family="text">
      <style:text-properties officeooo:rsid="001c95a1"/>
    </style:style>
    <style:style style:name="T24" style:family="text">
      <style:text-properties officeooo:rsid="001ea5c5"/>
    </style:style>
    <style:style style:name="T25" style:family="text">
      <style:text-properties officeooo:rsid="001fe219"/>
    </style:style>
    <style:style style:name="T26" style:family="text">
      <style:text-properties officeooo:rsid="002052e9"/>
    </style:style>
    <style:style style:name="T27" style:family="text">
      <style:text-properties officeooo:rsid="00217575"/>
    </style:style>
    <style:style style:name="T28" style:family="text">
      <style:text-properties officeooo:rsid="00235552"/>
    </style:style>
    <style:style style:name="T29" style:family="text">
      <style:text-properties officeooo:rsid="0023ad56"/>
    </style:style>
    <style:style style:name="T30" style:family="text">
      <style:text-properties officeooo:rsid="00243a42"/>
    </style:style>
    <style:style style:name="T31" style:family="text">
      <style:text-properties officeooo:rsid="002471b0"/>
    </style:style>
    <style:style style:name="T32" style:family="text">
      <style:text-properties officeooo:rsid="00260be2"/>
    </style:style>
    <style:style style:name="T33" style:family="text">
      <style:text-properties officeooo:rsid="0026e5fb"/>
    </style:style>
    <style:style style:name="T34" style:family="text">
      <style:text-properties officeooo:rsid="002ab05a"/>
    </style:style>
    <style:style style:name="T35" style:family="text">
      <style:text-properties officeooo:rsid="002bddf8"/>
    </style:style>
    <style:style style:name="T36" style:family="text">
      <style:text-properties officeooo:rsid="002c6085"/>
    </style:style>
    <style:style style:name="T37" style:family="text">
      <style:text-properties officeooo:rsid="002de8d1"/>
    </style:style>
    <style:style style:name="T38" style:family="text">
      <style:text-properties officeooo:rsid="003070f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document contains the information <text:span text:style-name="T11">collected </text:span><text:span text:style-name="T10">on 202</text:span><text:span text:style-name="T27">4</text:span><text:span text:style-name="T10">0</text:span><text:span text:style-name="T27">831Sa</text:span><text:span text:style-name="T10"> from the Movebank website about the Lithuanian common crane (Grus grus) with GPS Tracker ID 16121.</text:span></text:p>
      <text:p text:style-name="P3"/>
      <text:p text:style-name="P4"><text:span text:style-name="T16">B</text:span><text:span text:style-name="T11">ecause the crane is from Lithuania we named this crane ‘Lita’ in the documentation of The GeoStack Project </text:span><text:span text:style-name="T12">which sounds a lot nicer than just ‘crane 16121’.</text:span></text:p>
      <text:p text:style-name="P3"/>
      <text:p text:style-name="P22"><text:span text:style-name="T11">This crane</text:span><text:span text:style-name="T10"> was ringed </text:span><text:span text:style-name="T29">with color rings </text:span><text:span text:style-name="T10">and </text:span><text:span text:style-name="T29">also equipped with </text:span><text:span text:style-name="T10">a GPS tracker in 2016 </text:span><text:span text:style-name="T27">with the first </text:span><text:span text:style-name="T29">recorded </text:span><text:span text:style-name="T27">GPS logging on </text:span>20160730<text:span text:style-name="T27">Sa </text:span><text:span text:style-name="T28">and the last </text:span><text:span text:style-name="T29">one</text:span><text:span text:style-name="T28"> on 20220330We.</text:span></text:p>
      <text:p text:style-name="P22"/>
      <text:p text:style-name="P23">It is unknown why there are no new GPS loggings after the last logging date for this crane but the 3 most likely reasons are: 1) the bird is not alive anymore because of a predator, an accident, the bird flue or another cause, 2) the GPS tracker is not working anymore because of a technical defect or 3) the dataset owner stopped the data publishing.</text:p>
      <text:p text:style-name="P22"/>
      <text:p text:style-name="P6"><text:span text:style-name="T11">This </text:span><text:span text:style-name="T29">document</text:span><text:span text:style-name="T11"> was compiled to help understand the dataset snapshot that was made </text:span><text:span text:style-name="T12">to ensure the dataset is available at all times from our GeoStack Dataset repository, just in case the dataset would not be downloadable anymore from the Movebank website.</text:span></text:p>
      <text:p text:style-name="P6"/>
      <text:p text:style-name="P7">LICENCE TERMS <text:span text:style-name="T15">FOR DATASET USE</text:span>: Publication permission of this dataset snapshot on the GeoStack website was granted on 20220317Th by the dataset contact person <text:span text:style-name="T13">Ramūnas Žydelis under the restriction the dataset is </text:span><text:span text:style-name="T14">used </text:span><text:span text:style-name="T13">FOR EDUCATION PURPOSES ONLY! </text:span></text:p>
      <text:p text:style-name="P10"/>
      <text:p text:style-name="P10">This means you can freely download and use the dataset for the GeoStack’s <text:span text:style-name="T29">W</text:span>orkshop and <text:span text:style-name="T28">the GeoStack’s </text:span><text:span text:style-name="T29">C</text:span>ourse as intended in the documentation of The GeoStack Project.</text:p>
      <text:p text:style-name="P5"/>
      <text:p text:style-name="P8">The dataset snapshot consists of two <text:span text:style-name="T38">dataset </text:span>files:</text:p>
      <text:list text:style-name="L1">
        <text:list-item>
          <text:p text:style-name="P55"><text:span text:style-name="T17">202</text:span><text:span text:style-name="T28">40831</text:span><text:span text:style-name="T17">_Dataset_Crane_Lita_Reference_Data.csv</text:span></text:p>
          <text:list>
            <text:list-item>
              <text:p text:style-name="P56"><text:span text:style-name="T19">This file </text:span>contains the <text:span text:style-name="T19">reference information on the </text:span><text:span text:style-name="T18">animal and </text:span><text:span text:style-name="T19">the </text:span><text:span text:style-name="T18">GPS tracker.</text:span></text:p>
            </text:list-item>
            <text:list-item>
              <text:p text:style-name="P58">The animal species is the common crane (Grus grus) and the tracker is the OrniTrack-L40 from manufacturer Ornitela with GPS tracker ID 16121.</text:p>
            </text:list-item>
          </text:list>
        </text:list-item>
        <text:list-item>
          <text:p text:style-name="P40"><text:span text:style-name="T16">202</text:span><text:span text:style-name="T28">40831</text:span><text:span text:style-name="T16">_Dataset_Crane_Lita_</text:span><text:span text:style-name="T18">GPS_Locations</text:span><text:span text:style-name="T16">.csv</text:span></text:p>
          <text:list>
            <text:list-item>
              <text:p text:style-name="P40"><text:span text:style-name="T19">This file c</text:span><text:span text:style-name="T16">ontains </text:span><text:span text:style-name="T21">the GPS trackers’s </text:span><text:span text:style-name="T16">logging </text:span><text:span text:style-name="T18">messages </text:span><text:span text:style-name="T19">with the GPS locations.</text:span></text:p>
            </text:list-item>
            <text:list-item>
              <text:p text:style-name="P41"><text:span text:style-name="T16">This is a large file </text:span>of 105,<text:span text:style-name="T28">6</text:span> MB and it holds a total of 429306 GPS locations collected over a period of almost 6 years.</text:p>
            </text:list-item>
          </text:list>
        </text:list-item>
      </text:list>
      <text:p text:style-name="P8"/>
      <text:p text:style-name="P9">Viewing the dataset snapshot files:</text:p>
      <text:list text:style-name="L2">
        <text:list-item>
          <text:p text:style-name="P57">202<text:span text:style-name="T30">40831</text:span>_Dataset_Snap<text:span text:style-name="T19">s</text:span>hot_Crane_Lita_Reference_Data.csv</text:p>
          <text:list>
            <text:list-item>
              <text:p text:style-name="P60">This is a small file that can easily be viewed in the spreadsheet program LibreOffice Calc.<text:line-break/><text:span text:style-name="T20">It consists of 2 rows with the field names as the worksheet’s column names in the first row and the information in the second row.</text:span></text:p>
            </text:list-item>
            <text:list-item>
              <text:p text:style-name="P60">Note: when opening the file check if the field ‘<text:span text:style-name="T20">Character set’ is set to ‘Unicode (UTF-8)’ and not ‘Unicode (UTF-16)’ to get the text displayed correctly!</text:span></text:p>
            </text:list-item>
            <text:list-item>
              <text:p text:style-name="P59"><text:span text:style-name="T20">Of course the CSV file </text:span><text:span text:style-name="T22">can be opened</text:span><text:span text:style-name="T20"> in a programming editor but that </text:span><text:span text:style-name="T22">will</text:span><text:span text:style-name="T20"> not give </text:span><text:span text:style-name="T22">the</text:span><text:span text:style-name="T20"> nice tabular presentation </text:span><text:span text:style-name="T22">in columns </text:span><text:span text:style-name="T20">as the long lines </text:span><text:span text:style-name="T22">are </text:span><text:span text:style-name="T20">wrapped.</text:span></text:p>
            </text:list-item>
          </text:list>
        </text:list-item>
      </text:list>
      <text:p text:style-name="P34"/>
      <text:p text:style-name="P34"/>
      <text:list text:continue-numbering="true" text:style-name="L2">
        <text:list-item>
          <text:p text:style-name="P43"><text:soft-page-break/><text:span text:style-name="T16">202</text:span><text:span text:style-name="T30">40831</text:span><text:span text:style-name="T16">_Dataset_Snapshot_Crane_Lita_</text:span>GPS_Locations<text:span text:style-name="T16">.csv</text:span></text:p>
          <text:list>
            <text:list-item>
              <text:p text:style-name="P44">This file can also be opened in LibreOffice Calc <text:span text:style-name="T33">and</text:span> <text:span text:style-name="T33">again</text:span> check the character set is set <text:span text:style-name="T33">correctly</text:span> to ‘Unicode (UTF-8)’ and <text:span text:style-name="T33">be aware </text:span>it may take 15 – 30 seconds to read the <text:span text:style-name="T30">entire</text:span> file in<text:span text:style-name="T30">to the spreadsheet</text:span> and <text:span text:style-name="T33">render it for </text:span>display on the screen, depending on how fast your computer is.</text:p>
            </text:list-item>
            <text:list-item>
              <text:p text:style-name="P42"><text:span text:style-name="T21">The spreadsheet tabl</text:span><text:span text:style-name="T30">e</text:span><text:span text:style-name="T21"> will show </text:span><text:span text:style-name="T17">42930</text:span><text:span text:style-name="T30">7</text:span><text:span text:style-name="T21"> rows of which the first row holds the field names and the other </text:span><text:span text:style-name="T17">429306</text:span><text:span text:style-name="T21"> rows hold the GPS tracker’s logging messages with a date-time stamp, the GPS location and other technical </text:span><text:span text:style-name="T22">values</text:span><text:span text:style-name="T21"> from different sensors in the tracker </text:span><text:span text:style-name="T22">that might be quite interesting too to study!</text:span></text:p>
            </text:list-item>
          </text:list>
        </text:list-item>
      </text:list>
      <text:p text:style-name="P21"/>
      <text:p text:style-name="P20"><text:span text:style-name="T7">Weblink </text:span><text:span text:style-name="T9">for c</text:span><text:span text:style-name="T8">rane Lita </text:span><text:span text:style-name="T9">on Movebank.org</text:span></text:p>
      <text:p text:style-name="P17"/>
      <text:list text:style-name="L3">
        <text:list-item>
          <text:p text:style-name="P45"><text:span text:style-name="T32">The information and data</text:span><text:span text:style-name="T37">sets</text:span><text:span text:style-name="T32"> for crane Lita can be found </text:span><text:span text:style-name="T37">on this Study webpage</text:span><text:span text:style-name="T23">:</text:span></text:p>
          <text:list>
            <text:list-item>
              <text:p text:style-name="P45"><text:a xlink:type="simple" xlink:href="https://www.movebank.org/movebank/#page%3Dstudies%2Cpath%3Dstudy195375760" text:style-name="Internet_20_link" text:visited-style-name="Visited_20_Internet_20_Link">Study - Common Crane Lithuania GPS, 2016</text:a> <text:span text:style-name="T32">(= weblink above)</text:span></text:p>
            </text:list-item>
          </text:list>
        </text:list-item>
        <text:list-item>
          <text:p text:style-name="P48">Snapshot of Information Web Pages</text:p>
          <text:list>
            <text:list-item>
              <text:p text:style-name="P49"><text:span text:style-name="T25">T</text:span>he content<text:span text:style-name="T25">s</text:span> from th<text:span text:style-name="T36">e 4 information</text:span> web pages ‘<text:span text:style-name="T36">Study Details’, ‘Animal Details’, ‘Deployment Details’ and ‘Tag Details’ were copied into this document </text:span><text:span text:style-name="T37">on the pages below </text:span><text:span text:style-name="T36">as a ‘Freeze Frame’ </text:span>on the snapshot date of 202<text:span text:style-name="T30">40831Sa</text:span>.</text:p>
            </text:list-item>
          </text:list>
        </text:list-item>
        <text:list-item>
          <text:p text:style-name="P46"><text:span text:style-name="T36">Dataset Download (If</text:span><text:span text:style-name="T26"> still available on the Movebank website.</text:span><text:span text:style-name="T36">)</text:span></text:p>
          <text:list>
            <text:list-item>
              <text:p text:style-name="P50">On the <text:span text:style-name="T32">Study </text:span>webpage click ‘File Formats’ in the left window pane under the title weblink ‘Study - Common Crane Lithuania GPS, 2016’.</text:p>
            </text:list-item>
            <text:list-item>
              <text:p text:style-name="P47"><text:span text:style-name="T32">Click</text:span><text:span text:style-name="T25"> the pu</text:span><text:span text:style-name="T24">ll-down </text:span><text:span text:style-name="T25">menu</text:span><text:span text:style-name="T24"> ‘Downloads’ </text:span><text:span text:style-name="T32">and select either the dataset or the reference data to download.</text:span></text:p>
            </text:list-item>
            <text:list-item>
              <text:p text:style-name="P47"><text:span text:style-name="T25">Now select the desired file format in the p</text:span><text:span text:style-name="T24">op-up window, </text:span><text:span text:style-name="T32">like the CSV file format.</text:span></text:p>
            </text:list-item>
            <text:list-item>
              <text:p text:style-name="P51">Finally click the ‘Download’ button to save the selected data file.</text:p>
            </text:list-item>
          </text:list>
        </text:list-item>
      </text:list>
      <text:p text:style-name="P17"/>
      <text:p text:style-name="P11">Weblinks <text:span text:style-name="T31">for </text:span>Background Information <text:span text:style-name="T32">on Terminology and Datasets</text:span></text:p>
      <text:p text:style-name="P17"/>
      <text:list text:style-name="L4">
        <text:list-item>
          <text:p text:style-name="P53">Study details </text:p>
          <text:list>
            <text:list-item>
              <text:p text:style-name="P52"><text:a xlink:type="simple" xlink:href="https://www.movebank.org/cms/movebank-content/studies-page#study_details" text:style-name="Internet_20_link" text:visited-style-name="Visited_20_Internet_20_Link">https://www.movebank.org/cms/movebank-content/studies-page#study_details</text:a> </text:p>
            </text:list-item>
          </text:list>
          <text:p text:style-name="P52"/>
        </text:list-item>
        <text:list-item>
          <text:p text:style-name="P53">Dataset attributes</text:p>
          <text:list>
            <text:list-item>
              <text:p text:style-name="P53"><text:a xlink:type="simple" xlink:href="https://www.movebank.org/cms/movebank-content/movebank-attribute-dictionary" text:style-name="Internet_20_link" text:visited-style-name="Visited_20_Internet_20_Link">https://www.movebank.org/cms/movebank-content/movebank-attribute-dictionary</text:a></text:p>
            </text:list-item>
          </text:list>
        </text:list-item>
      </text:list>
      <text:p text:style-name="P33"/>
      <text:list text:continue-numbering="true" text:style-name="L4">
        <text:list-item>
          <text:p text:style-name="P54">Movebank Data Model</text:p>
          <text:list>
            <text:list-item>
              <text:p text:style-name="P54"><text:a xlink:type="simple" xlink:href="https://www.movebank.org/cms/movebank-content/mb-data-model#reference_data" text:style-name="Internet_20_link" text:visited-style-name="Visited_20_Internet_20_Link">https://www.movebank.org/cms/movebank-content/mb-data-model#reference_data</text:a> </text:p>
            </text:list-item>
          </text:list>
        </text:list-item>
      </text:list>
      <text:p text:style-name="P20"/>
      <text:p text:style-name="P20"/>
      <text:p text:style-name="P17"/>
      <text:p text:style-name="P12">Snapshot of Information Webpages for crane Lita</text:p>
      <text:p text:style-name="P19"><text:span text:style-name="T37">Below are the ‘Freeze Frame’ copies of the</text:span> contents from the 4 information web pages ‘Study Details’, ‘Animal Details’, ‘Deployment Details’ and ‘Tag Details’, <text:span text:style-name="T37">just in case a future download from Movebank is not possible anymore.</text:span></text:p>
      <text:p text:style-name="P19"><text:span text:style-name="T2"/></text:p>
      <text:p text:style-name="P13">Study Details</text:p>
      <text:p text:style-name="P19"/>
      <text:p text:style-name="P39">Weblink:</text:p>
      <text:p text:style-name="P19"><text:a xlink:type="simple" xlink:href="https://www.movebank.org/cms/webapp?gwt_fragment=page%3Dstudies%2Cpath%3Dstudy195375760" text:style-name="Internet_20_link" text:visited-style-name="Visited_20_Internet_20_Link">https://www.movebank.org/cms/webapp?gwt_fragment=page%3Dstudies%2Cpath%3Dstudy195375760</text:a> </text:p>
      <text:p text:style-name="P18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5">Study Details</text:p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able:table table:name="Table21" table:style-name="Table21">
                    <table:table-column table:style-name="Table21.A"/>
                    <table:table-row>
                      <table:table-cell table:style-name="Table21.A1" office:value-type="string">
                        <table:table table:name="Table22" table:style-name="Table22">
                          <table:table-column table:style-name="Table22.A"/>
                          <table:table-column table:style-name="Table22.B"/>
                          <table:table-row>
                            <table:table-cell table:style-name="Table22.A1" office:value-type="string">
                              <text:p text:style-name="P16">Study Name</text:p>
                            </table:table-cell>
                            <table:table-cell table:style-name="Table22.A1" office:value-type="string">
                              <text:p text:style-name="Table_20_Contents">Common Crane Lithuania GPS, 2016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Contact Person</text:p>
                            </table:table-cell>
                            <table:table-cell table:style-name="Table22.A1" office:value-type="string">
                              <text:p text:style-name="P36"><text:bookmark text:name="contact_person Copy 1"/>Ramūnas Žydelis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Principal Investigator</text:p>
                            </table:table-cell>
                            <table:table-cell table:style-name="Table22.A1" office:value-type="string">
                              <text:p text:style-name="P36"><text:bookmark text:name="principal_investigator Copy 1"/>Mindaugas Dagys &amp; Ramūnas Žydelis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Citation</text:p>
                            </table:table-cell>
                            <table:table-cell table:style-name="Table22.A1" office:value-type="string">
                              <text:p text:style-name="Table_20_Contents">unpublished and ongoing study by Ornitela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Acknowledgements</text:p>
                            </table:table-cell>
                            <table:table-cell table:style-name="Table22.A1" office:value-type="string">
                              <text:p text:style-name="Table_20_Contents">Valentinas Pabrinkis, Lithuanian University of Educational Sciences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Grants used</text:p>
                            </table:table-cell>
                            <table:table-cell table:style-name="Table22.A1" office:value-type="string">
                              <text:p text:style-name="P37"/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License Type</text:p>
                            </table:table-cell>
                            <table:table-cell table:style-name="Table22.A1" office:value-type="string">
                              <text:p text:style-name="Table_20_Contents">Custom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License Terms</text:p>
                            </table:table-cell>
                            <table:table-cell table:style-name="Table22.A1" office:value-type="string">
                              <text:p text:style-name="P38">not set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Study Summary</text:p>
                            </table:table-cell>
                            <table:table-cell table:style-name="Table22.A1" office:value-type="string">
                              <text:p text:style-name="Table_20_Contents">Crane investigations in Lithuania using GPS telemetry have been initiated by Mindaugas Dagys and Ramūnas Žydelis. In this study we use OrniTrack solar powered GPS-GSM/GPRS transmitter that is mounted on birds leg. The data is uploaded to Movebank using Ornitela live feed. 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Study Reference Location</text:p>
                            </table:table-cell>
                            <table:table-cell table:style-name="Table22.A1" office:value-type="string">
                              <text:p text:style-name="P37"/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Longitude</text:p>
                            </table:table-cell>
                            <table:table-cell table:style-name="Table22.A1" office:value-type="string">
                              <text:p text:style-name="Table_20_Contents">24.620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Latitude</text:p>
                            </table:table-cell>
                            <table:table-cell table:style-name="Table22.A1" office:value-type="string">
                              <text:p text:style-name="Table_20_Contents">54.610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Movebank ID</text:p>
                            </table:table-cell>
                            <table:table-cell table:style-name="Table22.A1" office:value-type="string">
                              <text:p text:style-name="Table_20_Contents">195375760</text:p>
                            </table:table-cell>
                          </table:table-row>
                        </table:table>
                        <table:table table:name="Table23" table:style-name="Table23">
                          <table:table-column table:style-name="Table23.A"/>
                          <table:table-column table:style-name="Table23.B"/>
                          <table:table-row>
                            <table:table-cell table:style-name="Table23.A1" office:value-type="string">
                              <text:p text:style-name="P16">Study Statistics</text:p>
                            </table:table-cell>
                            <table:table-cell table:style-name="Table23.B1" office:value-type="string">
                              <text:p text:style-name="P37"/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Number of Animals</text:p>
                            </table:table-cell>
                            <table:table-cell table:style-name="Table23.A1" office:value-type="string">
                              <text:p text:style-name="Table_20_Contents">1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Number of Tags</text:p>
                            </table:table-cell>
                            <table:table-cell table:style-name="Table23.A1" office:value-type="string">
                              <text:p text:style-name="Table_20_Contents">1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Number of Deployments</text:p>
                            </table:table-cell>
                            <table:table-cell table:style-name="Table23.A1" office:value-type="string">
                              <text:p text:style-name="Table_20_Contents">1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Time of First Deployed Location</text:p>
                            </table:table-cell>
                            <table:table-cell table:style-name="Table23.A1" office:value-type="string">
                              <text:p text:style-name="Table_20_Contents">2016-07-30 06:43:06.000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Time of Last Deployed Location</text:p>
                            </table:table-cell>
                            <table:table-cell table:style-name="Table23.A1" office:value-type="string">
                              <text:p text:style-name="Table_20_Contents">2022-03-30 11:05:19.000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Taxa</text:p>
                            </table:table-cell>
                            <table:table-cell table:style-name="Table23.A1" office:value-type="string">
                              <text:p text:style-name="Table_20_Contents">Grus grus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Number of Deployed Locations</text:p>
                            </table:table-cell>
                            <table:table-cell table:style-name="Table23.A1" office:value-type="string">
                              <text:p text:style-name="Table_20_Contents">429306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Number of Records</text:p>
                            </table:table-cell>
                            <table:table-cell table:style-name="Table23.A1" office:value-type="string">
                              <text:p text:style-name="Table_20_Contents">Deployed (outliers) / Total (outliers)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GPS</text:p>
                            </table:table-cell>
                            <table:table-cell table:style-name="Table23.A1" office:value-type="string">
                              <text:p text:style-name="Table_20_Contents">429306 (0) / 430919 (0)</text:p>
                            </table:table-cell>
                          </table:table-row>
                        </table:table>
                        <text:p text:style-name="P37"/>
                      </table:table-cell>
                    </table:table-row>
                  </table:table>
                  <text:p text:style-name="P3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9.A1" office:value-type="string">
            <text:p text:style-name="P37"/>
          </table:table-cell>
        </table:table-row>
      </table:table>
      <text:p text:style-name="Standard"/>
      <text:p text:style-name="P14">Animal Details</text:p>
      <text:p text:style-name="P30"><text:a xlink:type="simple" xlink:href="https://www.movebank.org/cms/webapp?gwt_fragment=page%3Dstudies%2Cpath%3Dstudy195375760%2Bindividual195375963" text:style-name="Internet_20_link" text:visited-style-name="Visited_20_Internet_20_Link"/></text:p>
      <text:p text:style-name="P32"><text:span text:style-name="T35">Weblink: </text:span><text:a xlink:type="simple" xlink:href="https://www.movebank.org/movebank/#page=studies,path=study195375760+individual195375963" text:style-name="Internet_20_link" text:visited-style-name="Visited_20_Internet_20_Link"><text:span text:style-name="T35">https://www.movebank.org/movebank/#page=studies,path=study195375760+individual195375963</text:span></text:a><text:span text:style-name="T35"> </text:span></text:p>
      <text:p text:style-name="P31"/>
      <table:table table:name="Table9" table:style-name="Table9">
        <table:table-column table:style-name="Table9.A"/>
        <table:table-row>
          <table:table-cell table:style-name="Table9.A1" office:value-type="string">
            <text:p text:style-name="P35">Animal Details</text:p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able:table table:name="Table11" table:style-name="Table11">
                    <table:table-column table:style-name="Table11.A"/>
                    <table:table-column table:style-name="Table11.B"/>
                    <table:table-row>
                      <table:table-cell table:style-name="Table11.A1" office:value-type="string">
                        <text:p text:style-name="P16">Animal Id</text:p>
                      </table:table-cell>
                      <table:table-cell table:style-name="Table11.A1" office:value-type="string">
                        <text:p text:style-name="Table_20_Contents">16121</text:p>
                      </table:table-cell>
                    </table:table-row>
                    <table:table-row>
                      <table:table-cell table:style-name="Table11.A1" office:value-type="string">
                        <text:p text:style-name="Table_20_Contents">Taxon</text:p>
                      </table:table-cell>
                      <table:table-cell table:style-name="Table11.A1" office:value-type="string">
                        <text:p text:style-name="Table_20_Contents">Grus grus</text:p>
                      </table:table-cell>
                    </table:table-row>
                    <table:table-row>
                      <table:table-cell table:style-name="Table11.A1" office:value-type="string">
                        <text:p text:style-name="Table_20_Contents">Taxon Detail</text:p>
                      </table:table-cell>
                      <table:table-cell table:style-name="Table11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1.A1" office:value-type="string">
                        <text:p text:style-name="Table_20_Contents">Sex</text:p>
                      </table:table-cell>
                      <table:table-cell table:style-name="Table11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1.A1" office:value-type="string">
                        <text:p text:style-name="Table_20_Contents">Nick Name</text:p>
                      </table:table-cell>
                      <table:table-cell table:style-name="Table11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1.A1" office:value-type="string">
                        <text:p text:style-name="Table_20_Contents">Comments</text:p>
                      </table:table-cell>
                      <table:table-cell table:style-name="Table11.A1" office:value-type="string">
                        <text:p text:style-name="P38">not set</text:p>
                      </table:table-cell>
                    </table:table-row>
                  </table:table>
                  <text:p text:style-name="Table_20_Contents"/>
                  <table:table table:name="Table12" table:style-name="Table12">
                    <table:table-column table:style-name="Table12.A"/>
                    <table:table-column table:style-name="Table12.B"/>
                    <table:table-row>
                      <table:table-cell table:style-name="Table12.A1" office:value-type="string">
                        <text:p text:style-name="Table_20_Contents">Birth/Hatch Latitude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Birth/Hatch Longitude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Death Comments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Exact Date of Birth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Group ID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Latest Date Born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Marker ID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Mates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Mortality Latitude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Mortality Longitude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Mortality Type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Mortality Date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Offspring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Parents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Ring ID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12.A1" office:value-type="string">
                        <text:p text:style-name="Table_20_Contents">Siblings</text:p>
                      </table:table-cell>
                      <table:table-cell table:style-name="Table12.A1" office:value-type="string">
                        <text:p text:style-name="P38">not set</text:p>
                      </table:table-cell>
                    </table:table-row>
                  </table:table>
                  <table:table table:name="Table13" table:style-name="Table13">
                    <table:table-column table:style-name="Table13.A"/>
                    <table:table-column table:style-name="Table13.B"/>
                    <table:table-row>
                      <table:table-cell table:style-name="Table13.A1" office:value-type="string">
                        <text:p text:style-name="P16">Animal Statistics</text:p>
                      </table:table-cell>
                      <table:table-cell table:style-name="Table13.B1" office:value-type="string">
                        <text:p text:style-name="P37"/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Time of First Location</text:p>
                      </table:table-cell>
                      <table:table-cell table:style-name="Table13.A1" office:value-type="string">
                        <text:p text:style-name="Table_20_Contents">2016-07-30 06:43:06.000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Time of Last Location</text:p>
                      </table:table-cell>
                      <table:table-cell table:style-name="Table13.A1" office:value-type="string">
                        <text:p text:style-name="Table_20_Contents">2022-03-30 11:05:19.000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Number of Locations</text:p>
                      </table:table-cell>
                      <table:table-cell table:style-name="Table13.A1" office:value-type="string">
                        <text:p text:style-name="Table_20_Contents">429306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Number of Records</text:p>
                      </table:table-cell>
                      <table:table-cell table:style-name="Table13.A1" office:value-type="string">
                        <text:p text:style-name="Table_20_Contents">Valid (outlier)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GPS</text:p>
                      </table:table-cell>
                      <table:table-cell table:style-name="Table13.A1" office:value-type="string">
                        <text:p text:style-name="Table_20_Contents">429306 (0)</text:p>
                      </table:table-cell>
                    </table:table-row>
                  </table:table>
                  <text:p text:style-name="P3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9.A1" office:value-type="string">
            <text:p text:style-name="P37"/>
          </table:table-cell>
        </table:table-row>
      </table:table>
      <text:p text:style-name="P31"/>
      <text:p text:style-name="P31"/>
      <text:p text:style-name="P28"><text:span text:style-name="T2">Deployment Details</text:span> </text:p>
      <text:p text:style-name="P29"><text:a xlink:type="simple" xlink:href="https://www.movebank.org/cms/webapp?gwt_fragment=page=studies,path=study195375760+individual195375963+deployment195376924" text:style-name="Internet_20_link" text:visited-style-name="Visited_20_Internet_20_Link"/></text:p>
      <text:p text:style-name="P29"><text:span text:style-name="T34">Weblink: </text:span><text:a xlink:type="simple" xlink:href="https://www.movebank.org/movebank/#page=studies,path=study195375760+tag195376065+deployment195376924" text:style-name="Internet_20_link" text:visited-style-name="Visited_20_Internet_20_Link"><text:span text:style-name="T34">https://www.movebank.org/movebank/#page=studies,path=study195375760+tag195376065+deployment195376924</text:span></text:a><text:span text:style-name="T34"> </text:span></text:p>
      <text:p text:style-name="P27"/>
      <table:table table:name="Table5" table:style-name="Table5">
        <table:table-column table:style-name="Table5.A"/>
        <table:table-row>
          <table:table-cell table:style-name="Table5.A1" office:value-type="string">
            <text:p text:style-name="P35">Deployment Details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Table_20_Contents"><text:span text:style-name="T1">Animal</text:span> </text:p>
                      </table:table-cell>
                      <table:table-cell table:style-name="Table7.A1" office:value-type="string">
                        <text:p text:style-name="Table_20_Contents"><text:a xlink:type="simple" xlink:href="https://www.movebank.org/movebank/#page=studies,path=study195375760+individual195375963" text:style-name="Internet_20_link" text:visited-style-name="Visited_20_Internet_20_Link">16121</text:a></text:p>
                      </table:table-cell>
                    </table:table-row>
                    <table:table-row>
                      <table:table-cell table:style-name="Table7.A1" office:value-type="string">
                        <text:p text:style-name="P16">Tag</text:p>
                      </table:table-cell>
                      <table:table-cell table:style-name="Table7.A1" office:value-type="string">
                        <text:p text:style-name="Table_20_Contents"><text:a xlink:type="simple" xlink:href="https://www.movebank.org/movebank/#page=studies,path=study195375760+tag195376065" text:style-name="Internet_20_link" text:visited-style-name="Visited_20_Internet_20_Link">16121</text:a>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Start of tag deployment</text:p>
                      </table:table-cell>
                      <table:table-cell table:style-name="Table7.A1" office:value-type="string">
                        <text:p text:style-name="Table_20_Contents">2016-07-30 06:40:00.000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End of tag deployment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 on person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 off person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ment Id</text:p>
                      </table:table-cell>
                      <table:table-cell table:style-name="Table7.A1" office:value-type="string">
                        <text:p text:style-name="Table_20_Contents">16121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Com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Alternative Project ID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Animal Life Stage</text:p>
                      </table:table-cell>
                      <table:table-cell table:style-name="Table7.A1" office:value-type="string">
                        <text:p text:style-name="Table_20_Contents">adul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Animal Mas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Animal Reproductive Condition</text:p>
                      </table:table-cell>
                      <table:table-cell table:style-name="Table7.A1" office:value-type="string">
                        <text:p text:style-name="Table_20_Contents">breeding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Attachment Body Part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Attachment Com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Attachment Type</text:p>
                      </table:table-cell>
                      <table:table-cell table:style-name="Table7.A1" office:value-type="string">
                        <text:p text:style-name="Table_20_Contents">other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Behavior According To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Capture Handling Tim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Capture Latitud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Capture Longitud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Capture Method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Capture Timestamp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BA Com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ata Processing Softwar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 On Latitud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 On Longitud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-On Measure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-On Sampling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 Off Latitud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 Off Longitud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-Off Measure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-Off Sampling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ment End Com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ment End Typ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Deployment Imag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<text:soft-page-break/>Duty Cycl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Geolocator Calibration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Geolocator Light Threshold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Geolocator Sensor Com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Geolocator Sun Elevation Angl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Georeference Protocol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Habitat According To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Locality According To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Location Accuracy Com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Manipulation Com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Manipulation Typ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Outlier Comment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Scheduled Detachment Dat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Study Sit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Tag Calibration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Tag Firmwar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Tag Mass Total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Tag Readout Method</text:p>
                      </table:table-cell>
                      <table:table-cell table:style-name="Table7.A1" office:value-type="string">
                        <text:p text:style-name="Table_20_Contents">phone-network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Tag Retrieval Date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Tag Settings</text:p>
                      </table:table-cell>
                      <table:table-cell table:style-name="Table7.A1" office:value-type="string">
                        <text:p text:style-name="P38">not set</text:p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6">Deployment Statistics</text:p>
                      </table:table-cell>
                      <table:table-cell table:style-name="Table8.B1" office:value-type="string">
                        <text:p text:style-name="P37"/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Time of First Location</text:p>
                      </table:table-cell>
                      <table:table-cell table:style-name="Table8.A1" office:value-type="string">
                        <text:p text:style-name="Table_20_Contents">2016-07-30 06:43:06.000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Time of Last Location</text:p>
                      </table:table-cell>
                      <table:table-cell table:style-name="Table8.A1" office:value-type="string">
                        <text:p text:style-name="Table_20_Contents">2022-03-30 11:05:19.000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Number of Locations</text:p>
                      </table:table-cell>
                      <table:table-cell table:style-name="Table8.A1" office:value-type="string">
                        <text:p text:style-name="Table_20_Contents">429306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Number of Records</text:p>
                      </table:table-cell>
                      <table:table-cell table:style-name="Table8.A1" office:value-type="string">
                        <text:p text:style-name="Table_20_Contents">Valid (outlier)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GPS</text:p>
                      </table:table-cell>
                      <table:table-cell table:style-name="Table8.A1" office:value-type="string">
                        <text:p text:style-name="Table_20_Contents">429306 (0)</text:p>
                      </table:table-cell>
                    </table:table-row>
                  </table:table>
                  <text:p text:style-name="P3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5.A1" office:value-type="string">
            <text:p text:style-name="P37"/>
          </table:table-cell>
        </table:table-row>
      </table:table>
      <text:p text:style-name="P27"/>
      <text:p text:style-name="P27"/>
      <text:p text:style-name="Standard"/>
      <text:p text:style-name="P15">Tag Details</text:p>
      <text:p text:style-name="P25"/>
      <text:p text:style-name="P26">Weblink: </text:p>
      <text:p text:style-name="P26"><text:a xlink:type="simple" xlink:href="https://www.movebank.org/movebank/#page%3Dstudies%2Cpath%3Dstudy195375760%2Btag195376065" text:style-name="Internet_20_link" text:visited-style-name="Visited_20_Internet_20_Link">https://www.movebank.org/movebank/#page%3Dstudies%2Cpath%3Dstudy195375760%2Btag195376065</text:a> </text:p>
      <text:p text:style-name="P24"/>
      <table:table table:name="Table1" table:style-name="Table1">
        <table:table-column table:style-name="Table1.A"/>
        <table:table-row>
          <table:table-cell table:style-name="Table1.A1" office:value-type="string">
            <text:p text:style-name="P35">Tag Details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row>
                      <table:table-cell table:style-name="Table3.A1" office:value-type="string">
                        <text:p text:style-name="P16">Tag Id</text:p>
                      </table:table-cell>
                      <table:table-cell table:style-name="Table3.A1" office:value-type="string">
                        <text:p text:style-name="Table_20_Contents">16121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Sensor Types</text:p>
                      </table:table-cell>
                      <table:table-cell table:style-name="Table3.A1" office:value-type="string">
                        <text:p text:style-name="Table_20_Contents">GPS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Manufacturer Name</text:p>
                      </table:table-cell>
                      <table:table-cell table:style-name="Table3.A1" office:value-type="string">
                        <text:p text:style-name="Table_20_Contents">Ornitela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Model</text:p>
                      </table:table-cell>
                      <table:table-cell table:style-name="Table3.A1" office:value-type="string">
                        <text:p text:style-name="Table_20_Contents">OrniTrack-L40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Serial Number</text:p>
                      </table:table-cell>
                      <table:table-cell table:style-name="Table3.A1" office:value-type="string">
                        <text:p text:style-name="Table_20_Contents">16121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Mass (in grams)</text:p>
                      </table:table-cell>
                      <table:table-cell table:style-name="Table3.A1" office:value-type="string">
                        <text:p text:style-name="Table_20_Contents">40.0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Comments</text:p>
                      </table:table-cell>
                      <table:table-cell table:style-name="Table3.A1" office:value-type="string">
                        <text:p text:style-name="Table_20_Contents">leg-mount transmitter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Tag Failure Comments</text:p>
                      </table:table-cell>
                      <table:table-cell table:style-name="Table3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Processing Type</text:p>
                      </table:table-cell>
                      <table:table-cell table:style-name="Table3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Beacon Frequency</text:p>
                      </table:table-cell>
                      <table:table-cell table:style-name="Table3.A1" office:value-type="string">
                        <text:p text:style-name="P38">not set</text:p>
                      </table:table-cell>
                    </table:table-row>
                    <table:table-row>
                      <table:table-cell table:style-name="Table3.A1" office:value-type="string">
                        <text:p text:style-name="Table_20_Contents">Tag Production Date</text:p>
                      </table:table-cell>
                      <table:table-cell table:style-name="Table3.A1" office:value-type="string">
                        <text:p text:style-name="Table_20_Contents">June 2016</text:p>
                      </table:table-cell>
                    </table:table-row>
                  </table:table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P16">Tag Statistics</text:p>
                      </table:table-cell>
                      <table:table-cell table:style-name="Table4.B1" office:value-type="string">
                        <text:p text:style-name="P37"/>
                      </table:table-cell>
                    </table:table-row>
                    <table:table-row>
                      <table:table-cell table:style-name="Table4.A1" office:value-type="string">
                        <text:p text:style-name="Table_20_Contents">Time of First Location</text:p>
                      </table:table-cell>
                      <table:table-cell table:style-name="Table4.A1" office:value-type="string">
                        <text:p text:style-name="Table_20_Contents">2016-07-30 06:43:06.000</text:p>
                      </table:table-cell>
                    </table:table-row>
                    <table:table-row>
                      <table:table-cell table:style-name="Table4.A1" office:value-type="string">
                        <text:p text:style-name="Table_20_Contents">Time of Last Location</text:p>
                      </table:table-cell>
                      <table:table-cell table:style-name="Table4.A1" office:value-type="string">
                        <text:p text:style-name="Table_20_Contents">2022-03-30 11:05:19.000</text:p>
                      </table:table-cell>
                    </table:table-row>
                    <table:table-row>
                      <table:table-cell table:style-name="Table4.A1" office:value-type="string">
                        <text:p text:style-name="Table_20_Contents">Number of Locations</text:p>
                      </table:table-cell>
                      <table:table-cell table:style-name="Table4.A1" office:value-type="string">
                        <text:p text:style-name="Table_20_Contents">429306</text:p>
                      </table:table-cell>
                    </table:table-row>
                    <table:table-row>
                      <table:table-cell table:style-name="Table4.A1" office:value-type="string">
                        <text:p text:style-name="Table_20_Contents">Number of Records</text:p>
                      </table:table-cell>
                      <table:table-cell table:style-name="Table4.A1" office:value-type="string">
                        <text:p text:style-name="Table_20_Contents">Deployed (outliers) / Total (outliers)</text:p>
                      </table:table-cell>
                    </table:table-row>
                    <table:table-row>
                      <table:table-cell table:style-name="Table4.A1" office:value-type="string">
                        <text:p text:style-name="Table_20_Contents">GPS</text:p>
                      </table:table-cell>
                      <table:table-cell table:style-name="Table4.A1" office:value-type="string">
                        <text:p text:style-name="Table_20_Contents">429306 (0) / 430919 (0)</text:p>
                      </table:table-cell>
                    </table:table-row>
                  </table:table>
                  <text:p text:style-name="P3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37"/>
          </table:table-cell>
        </table:table-row>
      </table:table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07104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officeooo:rsid="0004d342" style:font-weight-asian="bold" style:font-weight-complex="bold"/>
    </style:style>
    <style:style style:name="MT2" style:family="text">
      <style:text-properties fo:font-weight="bold" officeooo:rsid="00217575" style:font-weight-asian="bold" style:font-weight-complex="bold"/>
    </style:style>
    <style:style style:name="MT3" style:family="text">
      <style:text-properties fo:font-weight="bold" officeooo:rsid="00071049" style:font-weight-asian="bold" style:font-weight-complex="bold"/>
    </style:style>
    <style:style style:name="MT4" style:family="text">
      <style:text-properties fo:font-weight="bold" officeooo:rsid="0017914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02</text:span><text:span text:style-name="MT2">40831</text:span><text:span text:style-name="MT1">_Dataset</text:span><text:span text:style-name="MT3">_Crane_Lita_</text:span><text:span text:style-name="MT4">READ_ME</text:span><text:span text:style-name="MT3">.odt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8:30:03.087271471</meta:creation-date>
    <meta:editing-cycles>1</meta:editing-cycles>
    <meta:editing-duration>P0D</meta:editing-duration>
    <meta:generator>LibreOffice/24.2.5.2$Linux_X86_64 LibreOffice_project/420$Build-2</meta:generator>
    <meta:document-statistic meta:table-count="18" meta:image-count="0" meta:object-count="0" meta:page-count="7" meta:paragraph-count="307" meta:word-count="1391" meta:character-count="8977" meta:non-whitespace-character-count="7908"/>
  </office:meta>
</office:document-meta>
</file>